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15%" fo:text-align="end" style:justify-single-word="false" style:writing-mode="rl-tb"/>
      <style:text-properties fo:color="#18a303" style:font-name="B Nazanin" fo:font-size="15pt" officeooo:rsid="00067aee" officeooo:paragraph-rsid="000b5100" style:font-size-asian="15pt" style:font-name-complex="B Nazanin" style:font-size-complex="15pt"/>
    </style:style>
    <style:style style:name="P2" style:family="paragraph" style:parent-style-name="Standard">
      <style:paragraph-properties fo:margin-top="0.0791in" fo:margin-bottom="0.0791in" loext:contextual-spacing="false" fo:line-height="115%" fo:text-align="center" style:justify-single-word="false" style:writing-mode="rl-tb"/>
      <style:text-properties fo:color="#18a303" style:font-name="B Nazanin" fo:font-size="15pt" officeooo:rsid="00067aee" officeooo:paragraph-rsid="00067aee" style:font-size-asian="15pt" style:font-name-complex="B Nazanin" style:font-size-complex="15pt"/>
    </style:style>
    <style:style style:name="P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67aee" officeooo:paragraph-rsid="00067aee" style:font-size-asian="15pt" style:font-name-complex="B Nazanin" style:font-size-complex="15pt"/>
    </style:style>
    <style:style style:name="P4" style:family="paragraph" style:parent-style-name="Standard">
      <style:paragraph-properties fo:margin-top="0.0791in" fo:margin-bottom="0.0791in" loext:contextual-spacing="false" fo:line-height="115%" fo:text-align="center" style:justify-single-word="false" style:writing-mode="rl-tb"/>
      <style:text-properties fo:color="#18a303" style:font-name="B Nazanin" fo:font-size="15pt" officeooo:rsid="00068fbe" officeooo:paragraph-rsid="00068fbe" style:font-size-asian="15pt" style:font-name-complex="B Nazanin" style:font-size-complex="15pt"/>
    </style:style>
    <style:style style:name="P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paragraph-rsid="000b5100" style:font-size-asian="15pt" style:font-name-complex="B Nazanin" style:font-size-complex="15pt"/>
    </style:style>
    <style:style style:name="P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font-size="15pt" officeooo:paragraph-rsid="000b5100" style:font-size-asian="15pt" style:font-size-complex="15pt"/>
    </style:style>
    <style:style style:name="P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9027f" officeooo:paragraph-rsid="0009027f" fo:background-color="transparent" style:font-size-asian="15pt" style:font-name-complex="B Nazanin" style:font-size-complex="15pt"/>
    </style:style>
    <style:style style:name="P8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a517a" officeooo:paragraph-rsid="000a517a" style:font-size-asian="15pt" style:font-name-complex="B Nazanin" style:font-size-complex="15pt"/>
    </style:style>
    <style:style style:name="P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fo:color="#18a303" style:font-name="B Nazanin" fo:font-size="15pt" officeooo:rsid="000f7c3f" officeooo:paragraph-rsid="000f7c3f" style:font-size-asian="15pt" style:font-name-complex="B Nazanin" style:font-size-complex="15pt"/>
    </style:style>
    <style:style style:name="P10" style:family="paragraph" style:parent-style-name="Standard">
      <style:paragraph-properties fo:margin-top="0.0791in" fo:margin-bottom="0.0791in" loext:contextual-spacing="false" fo:line-height="115%" fo:text-align="end" style:justify-single-word="false" style:writing-mode="rl-tb"/>
      <style:text-properties officeooo:paragraph-rsid="0012d005"/>
    </style:style>
    <style:style style:name="T1" style:family="text">
      <style:text-properties officeooo:rsid="00068fbe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b5100" fo:background-color="#ffff00" loext:char-shading-value="0"/>
    </style:style>
    <style:style style:name="T4" style:family="text">
      <style:text-properties officeooo:rsid="00067aee" fo:background-color="#ffff00" loext:char-shading-value="0"/>
    </style:style>
    <style:style style:name="T5" style:family="text">
      <style:text-properties officeooo:rsid="000c8a4b" fo:background-color="#ffff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9027f" fo:background-color="transparent" loext:char-shading-value="0"/>
    </style:style>
    <style:style style:name="T8" style:family="text">
      <style:text-properties officeooo:rsid="000c8a4b" fo:background-color="transparent" loext:char-shading-value="0"/>
    </style:style>
    <style:style style:name="T9" style:family="text">
      <style:text-properties officeooo:rsid="0012d005" fo:background-color="transparent" loext:char-shading-value="0"/>
    </style:style>
    <style:style style:name="T10" style:family="text">
      <style:text-properties fo:color="#0369a3" fo:background-color="#92e285" loext:char-shading-value="0"/>
    </style:style>
    <style:style style:name="T11" style:family="text">
      <style:text-properties fo:color="#0369a3" officeooo:rsid="0012d005" fo:background-color="#92e285" loext:char-shading-value="0"/>
    </style:style>
    <style:style style:name="T12" style:family="text">
      <style:text-properties fo:color="#0369a3" officeooo:rsid="0012d005" fo:background-color="transparent" loext:char-shading-value="0"/>
    </style:style>
    <style:style style:name="T13" style:family="text">
      <style:text-properties fo:color="#0369a3" style:font-name="B Nazanin" fo:font-size="15pt" officeooo:rsid="000f7c3f" fo:background-color="#92e285" loext:char-shading-value="0" style:font-size-asian="15pt" style:font-name-complex="B Nazanin" style:font-size-complex="15pt"/>
    </style:style>
    <style:style style:name="T14" style:family="text">
      <style:text-properties fo:color="#0369a3" style:font-name="B Nazanin" fo:font-size="15pt" officeooo:rsid="0012d005" fo:background-color="#92e285" loext:char-shading-value="0" style:font-size-asian="15pt" style:font-name-complex="B Nazanin" style:font-size-complex="15pt"/>
    </style:style>
    <style:style style:name="T15" style:family="text">
      <style:text-properties fo:color="#0369a3" style:font-name="B Nazanin" fo:font-size="15pt" officeooo:rsid="0012d005" fo:background-color="transparent" loext:char-shading-value="0" style:font-size-asian="15pt" style:font-name-complex="B Nazanin" style:font-size-complex="15pt"/>
    </style:style>
    <style:style style:name="T16" style:family="text">
      <style:text-properties officeooo:rsid="000b5100"/>
    </style:style>
    <style:style style:name="T17" style:family="text">
      <style:text-properties officeooo:rsid="00067aee"/>
    </style:style>
    <style:style style:name="T18" style:family="text">
      <style:text-properties officeooo:rsid="000c8a4b"/>
    </style:style>
    <style:style style:name="T19" style:family="text">
      <style:text-properties fo:color="#18a303" style:font-name="B Nazanin" fo:background-color="#ffff00" loext:char-shading-value="0" style:font-name-complex="B Nazanin"/>
    </style:style>
    <style:style style:name="T20" style:family="text">
      <style:text-properties fo:color="#18a303" style:font-name="B Nazanin" officeooo:rsid="000b5100" fo:background-color="#ffff00" loext:char-shading-value="0" style:font-name-complex="B Nazanin"/>
    </style:style>
    <style:style style:name="T21" style:family="text">
      <style:text-properties fo:color="#18a303" style:font-name="B Nazanin" fo:background-color="transparent" loext:char-shading-value="0" style:font-name-complex="B Nazanin"/>
    </style:style>
    <style:style style:name="T22" style:family="text">
      <style:text-properties fo:color="#18a303" style:font-name="B Nazanin" officeooo:rsid="000c8a4b" fo:background-color="transparent" loext:char-shading-value="0" style:font-name-complex="B Nazanin"/>
    </style:style>
    <style:style style:name="T23" style:family="text">
      <style:text-properties fo:color="#18a303" style:font-name="B Nazanin" officeooo:rsid="000f7c3f" fo:background-color="transparent" loext:char-shading-value="0" style:font-name-complex="B Nazanin"/>
    </style:style>
    <style:style style:name="T24" style:family="text">
      <style:text-properties fo:color="#18a303" style:font-name="B Nazanin" fo:font-size="15pt" officeooo:rsid="000f7c3f" fo:background-color="transparent" loext:char-shading-value="0" style:font-size-asian="15pt" style:font-name-complex="B Nazanin" style:font-size-complex="15pt"/>
    </style:style>
    <style:style style:name="T25" style:family="text">
      <style:text-properties officeooo:rsid="0012d005"/>
    </style:style>
    <style:style style:name="T26" style:family="text">
      <style:text-properties fo:background-color="#92e285" loext:char-shading-value="0"/>
    </style:style>
    <style:style style:name="T27" style:family="text">
      <style:text-properties officeooo:rsid="0012d005" fo:background-color="#92e285" loext:char-shading-value="0"/>
    </style:style>
    <style:style style:name="T28" style:family="text">
      <style:text-properties officeooo:rsid="0012d005" fo:background-color="#92e285" loext:char-shading-value="0"/>
    </style:style>
    <style:style style:name="T29" style:family="text">
      <style:text-properties fo:background-color="#92e285" loext:char-shading-value="0"/>
    </style:style>
    <style:style style:name="T30" style:family="text">
      <style:text-properties fo:color="#c9211e" fo:background-color="#92e285" loext:char-shading-value="0"/>
    </style:style>
    <style:style style:name="T31" style:family="text">
      <style:text-properties fo:color="#c9211e" officeooo:rsid="0012d005" fo:background-color="#92e285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به نام خدا</text:p>
      <text:p text:style-name="P2"/>
      <text:p text:style-name="P4">سند پروژه مدیریت لینک ها</text:p>
      <text:p text:style-name="P4">links manager</text:p>
      <text:p text:style-name="P3"/>
      <text:p text:style-name="P1"><text:span text:style-name="T2">گزینه یک</text:span> به ما هر لینک موجود را می دهد. اگر لینک هایی در گذشته پیداشده باشند هم اضافه می شوند. این جدول، جدول اولیه نامیده می شود (first table) <text:span text:style-name="T16">هم چنین جدول لینک های خالص </text:span><text:span text:style-name="T18">و جدول کلی هم باید تشکیل شود</text:span>.</text:p>
      <text:p text:style-name="P3"/>
      <text:p text:style-name="P5"><text:span text:style-name="T4">گزینه </text:span><text:span text:style-name="T3">دو</text:span><text:span text:style-name="T17"> جدول اولیه را پاک می کند. </text:span><text:span text:style-name="T1">این کار برای زمان هایی که بخواهیم از نو لینک ها را دسته بندی کنیم کاربرد دارد.</text:span></text:p>
      <text:p text:style-name="P3"/>
      <text:p text:style-name="P6"><text:span text:style-name="T19">گزینه </text:span><text:span text:style-name="T20">سه</text:span><text:span text:style-name="T21"> </text:span><text:span text:style-name="T22">با استفاده از جدول کلی جدول منظم کلی را </text:span><text:span text:style-name="T23">تنها </text:span><text:span text:style-name="T22"><text:s/>ایجاد می کنیم </text:span><text:span text:style-name="T23">یا اگر لینک های جدیدی پیدا شده است</text:span><text:span text:style-name="T22">.</text:span></text:p>
      <text:p text:style-name="P7"/>
      <text:p text:style-name="P8"><text:span text:style-name="T5">توجه</text:span><text:span text:style-name="T8">: </text:span><text:span text:style-name="T7">م</text:span><text:span text:style-name="T6">راقب تکرار لینک های مشابه باید باشیم.</text:span></text:p>
      <text:p text:style-name="P8"><text:span text:style-name="T6"/></text:p>
      <text:p text:style-name="P9"><text:span text:style-name="T6">چک نویس:</text:span></text:p>
      <text:p text:style-name="P9"><text:span text:style-name="T6">* جدول کلی منظم باید دارای ستون های زیر باشد.</text:span></text:p>
      <text:p text:style-name="P10"><text:span text:style-name="T13">شماره ردیف</text:span><text:span text:style-name="T24">، </text:span><text:span text:style-name="T13">آدرس لینک</text:span><text:span text:style-name="T24">، </text:span><text:span text:style-name="T13">عنوان آن صفحه </text:span><text:span text:style-name="T14">(title)</text:span><text:span text:style-name="T15">، </text:span><text:span text:style-name="T14">برچسب یا تگ</text:span><text:span text:style-name="T15">، </text:span><text:span text:style-name="T14">امتیاز</text:span><text:span text:style-name="T15">، </text:span><text:span text:style-name="T14">موضوع</text:span><text:span text:style-name="T15">، </text:span><text:span text:style-name="T14">زمان آپدیت دیتابیس بخش مربوط به این سایت</text:span></text:p>
      <text:p text:style-name="P9"><text:span text:style-name="T6">* درون یک دیتا بیس متن های قابل رویت در هر سایت هم نگهداری شود.</text:span></text:p>
      <text:p text:style-name="P9"><text:span text:style-name="T6">در یک سناریو به صورت رندوم روی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3:32:54.202371620</meta:creation-date>
    <dc:date>2022-07-27T16:05:06.309724083</dc:date>
    <meta:editing-duration>PT38M12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64" meta:character-count="769" meta:non-whitespace-character-count="615"/>
  </office:meta>
</office:document-meta>
</file>